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Pictures/100000000000000800000008FAA3659C24F98C48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8.2756in" svg:height="3.5449in" svg:x="6.6417in" svg:y="4.3079in">
            <draw:object draw:notify-on-update-of-ranges="data.N1:data.N1 data.N2:data.N17 data.M1:data.M1 data.M2:data.M17 data.O1:data.O1 data.O2:data.O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4" table:default-cell-style-name="ce1"/>
        <table:table-column table:style-name="co5" table:number-columns-repeated="2" table:default-cell-style-name="Default"/>
        <table:table-column table:style-name="co5" table:number-columns-repeated="3" table:default-cell-style-name="ce1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n3_triples</text:p>
          </table:table-cell>
          <table:table-cell office:value-type="string" calcext:value-type="string">
            <text:p>n3x_triples</text:p>
          </table:table-cell>
          <table:table-cell office:value-type="string" calcext:value-type="string">
            <text:p>n3_length</text:p>
          </table:table-cell>
          <table:table-cell office:value-type="string" calcext:value-type="string">
            <text:p>n3x_length</text:p>
          </table:table-cell>
          <table:table-cell table:style-name="Default" office:value-type="string" calcext:value-type="string">
            <text:p>math to n3</text:p>
          </table:table-cell>
          <table:table-cell table:style-name="Default" office:value-type="string" calcext:value-type="string">
            <text:p>change n3x to n3</text:p>
          </table:table-cell>
          <table:table-cell table:style-name="Default" office:value-type="string" calcext:value-type="string">
            <text:p>change to math</text:p>
          </table:table-cell>
          <table:table-cell table:style-name="Default" office:value-type="string" calcext:value-type="string">
            <text:p>chars n3x to n3</text:p>
          </table:table-cell>
          <table:table-cell/>
          <table:table-cell office:value-type="string" calcext:value-type="string">
            <text:p>relative to n3</text:p>
          </table:table-cell>
          <table:table-cell table:style-name="Default" office:value-type="string" calcext:value-type="string">
            <text:p>math: predicates</text:p>
          </table:table-cell>
          <table:table-cell table:style-name="Default" office:value-type="string" calcext:value-type="string">
            <text:p>N3 triples</text:p>
          </table:table-cell>
          <table:table-cell table:style-name="Default" office:value-type="string" calcext:value-type="string">
            <text:p>N3X triples</text:p>
          </table:table-cell>
        </table:table-row>
        <table:table-row table:style-name="ro1">
          <table:table-cell office:value-type="string" calcext:value-type="string">
            <text:p>Pi_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formula="of:=[.B2]/[.C2]" office:value-type="percentage" office:value="0.5" calcext:value-type="percentage">
            <text:p>50.00%</text:p>
          </table:table-cell>
          <table:table-cell table:formula="of:=[.D2]/[.C2] - 1" office:value-type="percentage" office:value="-0.25" calcext:value-type="percentage">
            <text:p>-25.00%</text:p>
          </table:table-cell>
          <table:table-cell table:formula="of:=-([.C2]-[.D2])/[.B2]" office:value-type="percentage" office:value="-0.5" calcext:value-type="percentage">
            <text:p>-50.00%</text:p>
          </table:table-cell>
          <table:table-cell table:formula="of:=[.F2]/[.E2]-1" office:value-type="percentage" office:value="-0.25974025974026" calcext:value-type="percentage">
            <text:p>-25.97%</text:p>
          </table:table-cell>
          <table:table-cell table:number-columns-repeated="2"/>
          <table:table-cell table:formula="of:=[.B2]/[.$C2]" office:value-type="percentage" office:value="0.5" calcext:value-type="percentage">
            <text:p>50.00%</text:p>
          </table:table-cell>
          <table:table-cell table:formula="of:=[.C2]/[.$C2]" office:value-type="percentage" office:value="1" calcext:value-type="percentage">
            <text:p>100.00%</text:p>
          </table:table-cell>
          <table:table-cell table:formula="of:=[.D2]/[.$C2]"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Pi_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138" calcext:value-type="float">
            <text:p>138</text:p>
          </table:table-cell>
          <table:table-cell table:formula="of:=[.B3]/[.C3]" office:value-type="percentage" office:value="0.818181818181818" calcext:value-type="percentage">
            <text:p>81.82%</text:p>
          </table:table-cell>
          <table:table-cell table:formula="of:=[.D3]/[.C3] - 1" office:value-type="percentage" office:value="-0.454545454545455" calcext:value-type="percentage">
            <text:p>-45.45%</text:p>
          </table:table-cell>
          <table:table-cell table:formula="of:=-([.C3]-[.D3])/[.B3]" office:value-type="percentage" office:value="-0.555555555555556" calcext:value-type="percentage">
            <text:p>-55.56%</text:p>
          </table:table-cell>
          <table:table-cell table:formula="of:=[.F3]/[.E3]-1" office:value-type="percentage" office:value="-0.372727272727273" calcext:value-type="percentage">
            <text:p>-37.27%</text:p>
          </table:table-cell>
          <table:table-cell table:number-columns-repeated="2"/>
          <table:table-cell table:formula="of:=[.B3]/[.$C3]" office:value-type="percentage" office:value="0.818181818181818" calcext:value-type="percentage">
            <text:p>81.82%</text:p>
          </table:table-cell>
          <table:table-cell table:formula="of:=[.C3]/[.$C3]" office:value-type="percentage" office:value="1" calcext:value-type="percentage">
            <text:p>100.00%</text:p>
          </table:table-cell>
          <table:table-cell table:formula="of:=[.D3]/[.$C3]" office:value-type="percentage" office:value="0.545454545454545" calcext:value-type="percentage">
            <text:p>54.55%</text:p>
          </table:table-cell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39" calcext:value-type="float">
            <text:p>739</text:p>
          </table:table-cell>
          <table:table-cell office:value-type="float" office:value="550" calcext:value-type="float">
            <text:p>550</text:p>
          </table:table-cell>
          <table:table-cell table:formula="of:=[.B4]/[.C4]" office:value-type="percentage" office:value="0.871794871794872" calcext:value-type="percentage">
            <text:p>87.18%</text:p>
          </table:table-cell>
          <table:table-cell table:formula="of:=[.D4]/[.C4] - 1" office:value-type="percentage" office:value="-0.58974358974359" calcext:value-type="percentage">
            <text:p>-58.97%</text:p>
          </table:table-cell>
          <table:table-cell table:formula="of:=-([.C4]-[.D4])/[.B4]" office:value-type="percentage" office:value="-0.676470588235294" calcext:value-type="percentage">
            <text:p>-67.65%</text:p>
          </table:table-cell>
          <table:table-cell table:formula="of:=[.F4]/[.E4]-1" office:value-type="percentage" office:value="-0.25575101488498" calcext:value-type="percentage">
            <text:p>-25.58%</text:p>
          </table:table-cell>
          <table:table-cell table:number-columns-repeated="2"/>
          <table:table-cell table:formula="of:=[.B4]/[.$C4]" office:value-type="percentage" office:value="0.871794871794872" calcext:value-type="percentage">
            <text:p>87.18%</text:p>
          </table:table-cell>
          <table:table-cell table:formula="of:=[.C4]/[.$C4]" office:value-type="percentage" office:value="1" calcext:value-type="percentage">
            <text:p>100.00%</text:p>
          </table:table-cell>
          <table:table-cell table:formula="of:=[.D4]/[.$C4]" office:value-type="percentage" office:value="0.41025641025641" calcext:value-type="percentage">
            <text:p>41.03%</text:p>
          </table:table-cell>
        </table:table-row>
        <table:table-row table:style-name="ro1">
          <table:table-cell office:value-type="string" calcext:value-type="string">
            <text:p>swetQ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table:formula="of:=[.B5]/[.C5]" office:value-type="percentage" office:value="0.333333333333333" calcext:value-type="percentage">
            <text:p>33.33%</text:p>
          </table:table-cell>
          <table:table-cell table:formula="of:=[.D5]/[.C5] - 1" office:value-type="percentage" office:value="-0.111111111111111" calcext:value-type="percentage">
            <text:p>-11.11%</text:p>
          </table:table-cell>
          <table:table-cell table:formula="of:=-([.C5]-[.D5])/[.B5]" office:value-type="percentage" office:value="-0.333333333333333" calcext:value-type="percentage">
            <text:p>-33.33%</text:p>
          </table:table-cell>
          <table:table-cell table:formula="of:=[.F5]/[.E5]-1" office:value-type="percentage" office:value="-0.0392156862745098" calcext:value-type="percentage">
            <text:p>-3.92%</text:p>
          </table:table-cell>
          <table:table-cell table:number-columns-repeated="2"/>
          <table:table-cell table:formula="of:=[.B5]/[.$C5]" office:value-type="percentage" office:value="0.333333333333333" calcext:value-type="percentage">
            <text:p>33.33%</text:p>
          </table:table-cell>
          <table:table-cell table:formula="of:=[.C5]/[.$C5]" office:value-type="percentage" office:value="1" calcext:value-type="percentage">
            <text:p>100.00%</text:p>
          </table:table-cell>
          <table:table-cell table:formula="of:=[.D5]/[.$C5]" office:value-type="percentage" office:value="0.888888888888889" calcext:value-type="percentage">
            <text:p>88.89%</text:p>
          </table:table-cell>
        </table:table-row>
        <table:table-row table:style-name="ro1">
          <table:table-cell office:value-type="string" calcext:value-type="string">
            <text:p>Query-00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float" office:value="231" calcext:value-type="float">
            <text:p>231</text:p>
          </table:table-cell>
          <table:table-cell table:formula="of:=[.B6]/[.C6]" office:value-type="percentage" office:value="0.5" calcext:value-type="percentage">
            <text:p>50.00%</text:p>
          </table:table-cell>
          <table:table-cell table:formula="of:=[.D6]/[.C6] - 1" office:value-type="percentage" office:value="-0.285714285714286" calcext:value-type="percentage">
            <text:p>-28.57%</text:p>
          </table:table-cell>
          <table:table-cell table:formula="of:=-([.C6]-[.D6])/[.B6]" office:value-type="percentage" office:value="-0.571428571428571" calcext:value-type="percentage">
            <text:p>-57.14%</text:p>
          </table:table-cell>
          <table:table-cell table:formula="of:=[.F6]/[.E6]-1" office:value-type="percentage" office:value="-0.214285714285714" calcext:value-type="percentage">
            <text:p>-21.43%</text:p>
          </table:table-cell>
          <table:table-cell table:number-columns-repeated="2"/>
          <table:table-cell table:formula="of:=[.B6]/[.$C6]" office:value-type="percentage" office:value="0.5" calcext:value-type="percentage">
            <text:p>50.00%</text:p>
          </table:table-cell>
          <table:table-cell table:formula="of:=[.C6]/[.$C6]" office:value-type="percentage" office:value="1" calcext:value-type="percentage">
            <text:p>100.00%</text:p>
          </table:table-cell>
          <table:table-cell table:formula="of:=[.D6]/[.$C6]" office:value-type="percentage" office:value="0.714285714285714" calcext:value-type="percentage">
            <text:p>71.43%</text:p>
          </table:table-cell>
        </table:table-row>
        <table:table-row table:style-name="ro1">
          <table:table-cell office:value-type="string" calcext:value-type="string">
            <text:p>checking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1" calcext:value-type="float">
            <text:p>321</text:p>
          </table:table-cell>
          <table:table-cell office:value-type="float" office:value="291" calcext:value-type="float">
            <text:p>291</text:p>
          </table:table-cell>
          <table:table-cell table:formula="of:=[.B7]/[.C7]" office:value-type="percentage" office:value="0.133333333333333" calcext:value-type="percentage">
            <text:p>13.33%</text:p>
          </table:table-cell>
          <table:table-cell table:formula="of:=[.D7]/[.C7] - 1" office:value-type="percentage" office:value="-0.133333333333333" calcext:value-type="percentage">
            <text:p>-13.33%</text:p>
          </table:table-cell>
          <table:table-cell table:formula="of:=-([.C7]-[.D7])/[.B7]" office:value-type="percentage" office:value="-1" calcext:value-type="percentage">
            <text:p>-100.00%</text:p>
          </table:table-cell>
          <table:table-cell table:formula="of:=[.F7]/[.E7]-1" office:value-type="percentage" office:value="-0.0934579439252336" calcext:value-type="percentage">
            <text:p>-9.35%</text:p>
          </table:table-cell>
          <table:table-cell table:number-columns-repeated="2"/>
          <table:table-cell table:formula="of:=[.B7]/[.$C7]" office:value-type="percentage" office:value="0.133333333333333" calcext:value-type="percentage">
            <text:p>13.33%</text:p>
          </table:table-cell>
          <table:table-cell table:formula="of:=[.C7]/[.$C7]" office:value-type="percentage" office:value="1" calcext:value-type="percentage">
            <text:p>100.00%</text:p>
          </table:table-cell>
          <table:table-cell table:formula="of:=[.D7]/[.$C7]" office:value-type="percentage" office:value="0.866666666666667" calcext:value-type="percentage">
            <text:p>86.67%</text:p>
          </table:table-cell>
        </table:table-row>
        <table:table-row table:style-name="ro1">
          <table:table-cell office:value-type="string" calcext:value-type="string">
            <text:p>fi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formula="of:=[.B8]/[.C8]" office:value-type="percentage" office:value="0.6" calcext:value-type="percentage">
            <text:p>60.00%</text:p>
          </table:table-cell>
          <table:table-cell table:formula="of:=[.D8]/[.C8] - 1" office:value-type="percentage" office:value="-0.4" calcext:value-type="percentage">
            <text:p>-40.00%</text:p>
          </table:table-cell>
          <table:table-cell table:formula="of:=-([.C8]-[.D8])/[.B8]" office:value-type="percentage" office:value="-0.666666666666667" calcext:value-type="percentage">
            <text:p>-66.67%</text:p>
          </table:table-cell>
          <table:table-cell table:formula="of:=[.F8]/[.E8]-1" office:value-type="percentage" office:value="-0.22680412371134" calcext:value-type="percentage">
            <text:p>-22.68%</text:p>
          </table:table-cell>
          <table:table-cell table:number-columns-repeated="2"/>
          <table:table-cell table:formula="of:=[.B8]/[.$C8]" office:value-type="percentage" office:value="0.6" calcext:value-type="percentage">
            <text:p>60.00%</text:p>
          </table:table-cell>
          <table:table-cell table:formula="of:=[.C8]/[.$C8]" office:value-type="percentage" office:value="1" calcext:value-type="percentage">
            <text:p>100.00%</text:p>
          </table:table-cell>
          <table:table-cell table:formula="of:=[.D8]/[.$C8]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Rules-001-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9" calcext:value-type="float">
            <text:p>769</text:p>
          </table:table-cell>
          <table:table-cell office:value-type="float" office:value="431" calcext:value-type="float">
            <text:p>431</text:p>
          </table:table-cell>
          <table:table-cell table:formula="of:=[.B9]/[.C9]" office:value-type="percentage" office:value="0.428571428571429" calcext:value-type="percentage">
            <text:p>42.86%</text:p>
          </table:table-cell>
          <table:table-cell table:formula="of:=[.D9]/[.C9] - 1" office:value-type="percentage" office:value="-0.428571428571429" calcext:value-type="percentage">
            <text:p>-42.86%</text:p>
          </table:table-cell>
          <table:table-cell table:formula="of:=-([.C9]-[.D9])/[.B9]" office:value-type="percentage" office:value="-1" calcext:value-type="percentage">
            <text:p>-100.00%</text:p>
          </table:table-cell>
          <table:table-cell table:formula="of:=[.F9]/[.E9]-1" office:value-type="percentage" office:value="-0.439531859557867" calcext:value-type="percentage">
            <text:p>-43.95%</text:p>
          </table:table-cell>
          <table:table-cell table:number-columns-repeated="2"/>
          <table:table-cell table:formula="of:=[.B9]/[.$C9]" office:value-type="percentage" office:value="0.428571428571429" calcext:value-type="percentage">
            <text:p>42.86%</text:p>
          </table:table-cell>
          <table:table-cell table:formula="of:=[.C9]/[.$C9]" office:value-type="percentage" office:value="1" calcext:value-type="percentage">
            <text:p>100.00%</text:p>
          </table:table-cell>
          <table:table-cell table:formula="of:=[.D9]/[.$C9]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string" calcext:value-type="string">
            <text:p>Rules-001-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10]/[.C10]" office:value-type="percentage" office:value="0.545454545454545" calcext:value-type="percentage">
            <text:p>54.55%</text:p>
          </table:table-cell>
          <table:table-cell table:formula="of:=[.D10]/[.C10] - 1" office:value-type="percentage" office:value="-0.454545454545455" calcext:value-type="percentage">
            <text:p>-45.45%</text:p>
          </table:table-cell>
          <table:table-cell table:formula="of:=-([.C10]-[.D10])/[.B10]" office:value-type="percentage" office:value="-0.833333333333333" calcext:value-type="percentage">
            <text:p>-83.33%</text:p>
          </table:table-cell>
          <table:table-cell table:number-columns-repeated="3"/>
          <table:table-cell table:formula="of:=[.B10]/[.$C10]" office:value-type="percentage" office:value="0.545454545454545" calcext:value-type="percentage">
            <text:p>54.55%</text:p>
          </table:table-cell>
          <table:table-cell table:formula="of:=[.C10]/[.$C10]" office:value-type="percentage" office:value="1" calcext:value-type="percentage">
            <text:p>100.00%</text:p>
          </table:table-cell>
          <table:table-cell table:formula="of:=[.D10]/[.$C10]" office:value-type="percentage" office:value="0.545454545454545" calcext:value-type="percentage">
            <text:p>54.55%</text:p>
          </table:table-cell>
        </table:table-row>
        <table:table-row table:style-name="ro1">
          <table:table-cell office:value-type="string" calcext:value-type="string">
            <text:p>Rules-001-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1]/[.C11]" office:value-type="percentage" office:value="0.6" calcext:value-type="percentage">
            <text:p>60.00%</text:p>
          </table:table-cell>
          <table:table-cell table:formula="of:=[.D11]/[.C11] - 1" office:value-type="percentage" office:value="-0.2" calcext:value-type="percentage">
            <text:p>-20.00%</text:p>
          </table:table-cell>
          <table:table-cell table:formula="of:=-([.C11]-[.D11])/[.B11]" office:value-type="percentage" office:value="-0.333333333333333" calcext:value-type="percentage">
            <text:p>-33.33%</text:p>
          </table:table-cell>
          <table:table-cell table:number-columns-repeated="3"/>
          <table:table-cell table:formula="of:=[.B11]/[.$C11]" office:value-type="percentage" office:value="0.6" calcext:value-type="percentage">
            <text:p>60.00%</text:p>
          </table:table-cell>
          <table:table-cell table:formula="of:=[.C11]/[.$C11]" office:value-type="percentage" office:value="1" calcext:value-type="percentage">
            <text:p>100.00%</text:p>
          </table:table-cell>
          <table:table-cell table:formula="of:=[.D11]/[.$C11]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Mmln-plugi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B12]/[.C12]" office:value-type="percentage" office:value="0.375" calcext:value-type="percentage">
            <text:p>37.50%</text:p>
          </table:table-cell>
          <table:table-cell table:formula="of:=[.D12]/[.C12] - 1" office:value-type="percentage" office:value="-0.375" calcext:value-type="percentage">
            <text:p>-37.50%</text:p>
          </table:table-cell>
          <table:table-cell table:formula="of:=-([.C12]-[.D12])/[.B12]" office:value-type="percentage" office:value="-1" calcext:value-type="percentage">
            <text:p>-100.00%</text:p>
          </table:table-cell>
          <table:table-cell table:number-columns-repeated="3"/>
          <table:table-cell table:formula="of:=[.B12]/[.$C12]" office:value-type="percentage" office:value="0.375" calcext:value-type="percentage">
            <text:p>37.50%</text:p>
          </table:table-cell>
          <table:table-cell table:formula="of:=[.C12]/[.$C12]" office:value-type="percentage" office:value="1" calcext:value-type="percentage">
            <text:p>100.00%</text:p>
          </table:table-cell>
          <table:table-cell table:formula="of:=[.D12]/[.$C12]" office:value-type="percentage" office:value="0.625" calcext:value-type="percentage">
            <text:p>62.50%</text:p>
          </table:table-cell>
        </table:table-row>
        <table:table-row table:style-name="ro1">
          <table:table-cell office:value-type="string" calcext:value-type="string">
            <text:p>Sdcoding-que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B13]/[.C13]" office:value-type="percentage" office:value="0.333333333333333" calcext:value-type="percentage">
            <text:p>33.33%</text:p>
          </table:table-cell>
          <table:table-cell table:formula="of:=[.D13]/[.C13] - 1" office:value-type="percentage" office:value="-0.166666666666667" calcext:value-type="percentage">
            <text:p>-16.67%</text:p>
          </table:table-cell>
          <table:table-cell table:formula="of:=-([.C13]-[.D13])/[.B13]" office:value-type="percentage" office:value="-0.5" calcext:value-type="percentage">
            <text:p>-50.00%</text:p>
          </table:table-cell>
          <table:table-cell table:number-columns-repeated="3"/>
          <table:table-cell table:formula="of:=[.B13]/[.$C13]" office:value-type="percentage" office:value="0.333333333333333" calcext:value-type="percentage">
            <text:p>33.33%</text:p>
          </table:table-cell>
          <table:table-cell table:formula="of:=[.C13]/[.$C13]" office:value-type="percentage" office:value="1" calcext:value-type="percentage">
            <text:p>100.00%</text:p>
          </table:table-cell>
          <table:table-cell table:formula="of:=[.D13]/[.$C13]" office:value-type="percentage" office:value="0.833333333333333" calcext:value-type="percentage">
            <text:p>83.33%</text:p>
          </table:table-cell>
        </table:table-row>
        <table:table-row table:style-name="ro1">
          <table:table-cell office:value-type="string" calcext:value-type="string">
            <text:p>3outof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14]/[.C14]" office:value-type="percentage" office:value="0.25" calcext:value-type="percentage">
            <text:p>25.00%</text:p>
          </table:table-cell>
          <table:table-cell table:formula="of:=[.D14]/[.C14] - 1" office:value-type="percentage" office:value="-0.125" calcext:value-type="percentage">
            <text:p>-12.50%</text:p>
          </table:table-cell>
          <table:table-cell table:formula="of:=-([.C14]-[.D14])/[.B14]" office:value-type="percentage" office:value="-0.5" calcext:value-type="percentage">
            <text:p>-50.00%</text:p>
          </table:table-cell>
          <table:table-cell table:number-columns-repeated="3"/>
          <table:table-cell table:formula="of:=[.B14]/[.$C14]" office:value-type="percentage" office:value="0.25" calcext:value-type="percentage">
            <text:p>25.00%</text:p>
          </table:table-cell>
          <table:table-cell table:formula="of:=[.C14]/[.$C14]" office:value-type="percentage" office:value="1" calcext:value-type="percentage">
            <text:p>100.00%</text:p>
          </table:table-cell>
          <table:table-cell table:formula="of:=[.D14]/[.$C14]" office:value-type="percentage" office:value="0.875" calcext:value-type="percentage">
            <text:p>87.50%</text:p>
          </table:table-cell>
        </table:table-row>
        <table:table-row table:style-name="ro1">
          <table:table-cell office:value-type="string" calcext:value-type="string">
            <text:p>myfib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  <table:table-cell table:formula="of:=[.B15]/[.C15]" office:value-type="percentage" office:value="0.307692307692308" calcext:value-type="percentage">
            <text:p>30.77%</text:p>
          </table:table-cell>
          <table:table-cell table:formula="of:=[.D15]/[.C15] - 1" office:value-type="percentage" office:value="-0.153846153846154" calcext:value-type="percentage">
            <text:p>-15.38%</text:p>
          </table:table-cell>
          <table:table-cell table:formula="of:=-([.C15]-[.D15])/[.B15]" office:value-type="percentage" office:value="-0.5" calcext:value-type="percentage">
            <text:p>-50.00%</text:p>
          </table:table-cell>
          <table:table-cell table:formula="of:=[.F15]/[.E15]-1" office:value-type="percentage" office:value="-0.0167364016736402" calcext:value-type="percentage">
            <text:p>-1.67%</text:p>
          </table:table-cell>
          <table:table-cell table:number-columns-repeated="2"/>
          <table:table-cell table:formula="of:=[.B15]/[.$C15]" office:value-type="percentage" office:value="0.307692307692308" calcext:value-type="percentage">
            <text:p>30.77%</text:p>
          </table:table-cell>
          <table:table-cell table:formula="of:=[.C15]/[.$C15]" office:value-type="percentage" office:value="1" calcext:value-type="percentage">
            <text:p>100.00%</text:p>
          </table:table-cell>
          <table:table-cell table:formula="of:=[.D15]/[.$C15]" office:value-type="percentage" office:value="0.846153846153846" calcext:value-type="percentage">
            <text:p>84.62%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office:value-type="float" office:value="264" calcext:value-type="float">
            <text:p>264</text:p>
          </table:table-cell>
          <table:table-cell table:formula="of:=[.B16]/[.C16]" office:value-type="percentage" office:value="0.384615384615385" calcext:value-type="percentage">
            <text:p>38.46%</text:p>
          </table:table-cell>
          <table:table-cell table:formula="of:=[.D16]/[.C16] - 1" office:value-type="percentage" office:value="-0.307692307692308" calcext:value-type="percentage">
            <text:p>-30.77%</text:p>
          </table:table-cell>
          <table:table-cell table:formula="of:=-([.C16]-[.D16])/[.B16]" office:value-type="percentage" office:value="-0.8" calcext:value-type="percentage">
            <text:p>-80.00%</text:p>
          </table:table-cell>
          <table:table-cell table:formula="of:=[.F16]/[.E16]-1" office:value-type="percentage" office:value="-0.274725274725275" calcext:value-type="percentage">
            <text:p>-27.47%</text:p>
          </table:table-cell>
          <table:table-cell table:number-columns-repeated="2"/>
          <table:table-cell table:formula="of:=[.B16]/[.$C16]" office:value-type="percentage" office:value="0.384615384615385" calcext:value-type="percentage">
            <text:p>38.46%</text:p>
          </table:table-cell>
          <table:table-cell table:formula="of:=[.C16]/[.$C16]" office:value-type="percentage" office:value="1" calcext:value-type="percentage">
            <text:p>100.00%</text:p>
          </table:table-cell>
          <table:table-cell table:formula="of:=[.D16]/[.$C16]" office:value-type="percentage" office:value="0.692307692307692" calcext:value-type="percentage">
            <text:p>69.23%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office:value-type="float" office:value="115" calcext:value-type="float">
            <text:p>115</text:p>
          </table:table-cell>
          <table:table-cell table:formula="of:=[.B17]/[.C17]" office:value-type="percentage" office:value="0.545454545454545" calcext:value-type="percentage">
            <text:p>54.55%</text:p>
          </table:table-cell>
          <table:table-cell table:formula="of:=[.D17]/[.C17] - 1" office:value-type="percentage" office:value="-0.363636363636364" calcext:value-type="percentage">
            <text:p>-36.36%</text:p>
          </table:table-cell>
          <table:table-cell table:formula="of:=-([.C17]-[.D17])/[.B17]" office:value-type="percentage" office:value="-0.666666666666667" calcext:value-type="percentage">
            <text:p>-66.67%</text:p>
          </table:table-cell>
          <table:table-cell table:formula="of:=[.F17]/[.E17]-1" office:value-type="percentage" office:value="-0.495614035087719" calcext:value-type="percentage">
            <text:p>-49.56%</text:p>
          </table:table-cell>
          <table:table-cell table:number-columns-repeated="2"/>
          <table:table-cell table:formula="of:=[.B17]/[.$C17]" office:value-type="percentage" office:value="0.545454545454545" calcext:value-type="percentage">
            <text:p>54.55%</text:p>
          </table:table-cell>
          <table:table-cell table:formula="of:=[.C17]/[.$C17]" office:value-type="percentage" office:value="1" calcext:value-type="percentage">
            <text:p>100.00%</text:p>
          </table:table-cell>
          <table:table-cell table:formula="of:=[.D17]/[.$C17]" office:value-type="percentage" office:value="0.636363636363636" calcext:value-type="percentage">
            <text:p>63.64%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vg</text:p>
          </table:table-cell>
          <table:table-cell/>
          <table:table-cell table:formula="of:=AVERAGE([.G2:.G17])" office:value-type="percentage" office:value="0.470422806360306" calcext:value-type="percentage">
            <text:p>47.04%</text:p>
          </table:table-cell>
          <table:table-cell table:formula="of:=AVERAGE([.H2:.H17])" office:value-type="percentage" office:value="-0.299962884337885" calcext:value-type="percentage">
            <text:p>-30.00%</text:p>
          </table:table-cell>
          <table:table-cell table:formula="of:=AVERAGE([.I2:.I17])" office:value-type="percentage" office:value="-0.652299253034547" calcext:value-type="percentage">
            <text:p>-65.23%</text:p>
          </table:table-cell>
          <table:table-cell table:formula="of:=AVERAGE([.J2:.J17])" office:value-type="percentage" office:value="-0.244417235144892" calcext:value-type="percentage">
            <text:p>-24.44%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/>
          <table:table-cell table:formula="of:=MAX([.G2:.G17])" office:value-type="percentage" office:value="0.871794871794872" calcext:value-type="percentage">
            <text:p>87.18%</text:p>
          </table:table-cell>
          <table:table-cell table:formula="of:=MAX([.H2:.H17])" office:value-type="percentage" office:value="-0.111111111111111" calcext:value-type="percentage">
            <text:p>-11.11%</text:p>
          </table:table-cell>
          <table:table-cell table:formula="of:=MAX([.I2:.I17])" office:value-type="percentage" office:value="-0.333333333333333" calcext:value-type="percentage">
            <text:p>-33.33%</text:p>
          </table:table-cell>
          <table:table-cell table:formula="of:=MAX([.J2:.J17])" office:value-type="percentage" office:value="-0.0167364016736402" calcext:value-type="percentage">
            <text:p>-1.67%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/>
          <table:table-cell table:formula="of:=MIN([.G2:.G17])" office:value-type="percentage" office:value="0.133333333333333" calcext:value-type="percentage">
            <text:p>13.33%</text:p>
          </table:table-cell>
          <table:table-cell table:formula="of:=MIN([.H2:.H17])" office:value-type="percentage" office:value="-0.58974358974359" calcext:value-type="percentage">
            <text:p>-58.97%</text:p>
          </table:table-cell>
          <table:table-cell table:formula="of:=MIN([.I2:.I17])" office:value-type="percentage" office:value="-1" calcext:value-type="percentage">
            <text:p>-100.00%</text:p>
          </table:table-cell>
          <table:table-cell table:formula="of:=MIN([.J2:.J17])" office:value-type="percentage" office:value="-0.495614035087719" calcext:value-type="percentage">
            <text:p>-49.56%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edian</text:p>
          </table:table-cell>
          <table:table-cell/>
          <table:table-cell table:formula="of:=MEDIAN([.G2:.G17])" office:value-type="percentage" office:value="0.464285714285715" calcext:value-type="percentage">
            <text:p>46.43%</text:p>
          </table:table-cell>
          <table:table-cell table:formula="of:=MEDIAN([.H2:.H17])" office:value-type="percentage" office:value="-0.296703296703297" calcext:value-type="percentage">
            <text:p>-29.67%</text:p>
          </table:table-cell>
          <table:table-cell table:formula="of:=MEDIAN([.I2:.I17])" office:value-type="percentage" office:value="-0.619047619047619" calcext:value-type="percentage">
            <text:p>-61.90%</text:p>
          </table:table-cell>
          <table:table-cell table:formula="of:=MEDIAN([.J2:.J17])" office:value-type="percentage" office:value="-0.25575101488498" calcext:value-type="percentage">
            <text:p>-25.58%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8:16:49.963736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1T13:35:24.414387152</dc:date>
    <meta:editing-duration>PT4H43M40S</meta:editing-duration>
    <meta:editing-cycles>2</meta:editing-cycles>
    <meta:generator>LibreOffice/6.3.4.2$Linux_X86_64 LibreOffice_project/30$Build-2</meta:generator>
    <meta:document-statistic meta:table-count="1" meta:cell-count="227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="hatch" draw:fill-color="#ff420e" draw:fill-hatch-name="Black_20_45_20_Degrees" draw:fill-image-name="ChartBitmap_20_2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fill="hatch" draw:fill-color="#004586" draw:fill-hatch-name="ChartHatch_20_1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fill="hatch" draw:fill-color="#ffd320" draw:fill-hatch-name="Black_20_45_20_Degrees_20_Wid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21cm" svg:height="9.005cm" xlink:href=".." xlink:type="simple" chart:class="chart:bar" chart:style-name="ch1">
        <chart:title svg:x="9.144cm" svg:y="0.316cm" chart:style-name="ch2">
          <text:p>N3X rewrites</text:p>
        </chart:title>
        <chart:legend chart:legend-position="bottom" svg:x="6.835cm" svg:y="8.406cm" style:legend-expansion="wide" chart:style-name="ch3"/>
        <chart:plot-area chart:style-name="ch4" table:cell-range-address="data.M1:data.O17" chart:data-source-has-labels="row" svg:x="1.431cm" svg:y="1.275cm" svg:width="19.17cm" svg:height="6.767cm">
          <chartooo:coordinate-region svg:x="3.031cm" svg:y="1.474cm" svg:width="17.57cm" svg:height="5.921cm"/>
          <chart:axis chart:dimension="x" chart:name="primary-x" chart:style-name="ch5"/>
          <chart:axis chart:dimension="y" chart:name="primary-y" chart:style-name="ch6">
            <chart:title svg:x="0.451cm" svg:y="6.276cm" chart:style-name="ch7">
              <text:p># relative to N3 triples</text:p>
            </chart:title>
            <chart:grid chart:style-name="ch8" chart:class="major"/>
          </chart:axis>
          <chart:series chart:style-name="ch9" chart:values-cell-range-address="data.N2:data.N17" chart:label-cell-address="data.N1:data.N1" chart:class="chart:bar">
            <chart:data-point chart:repeated="16"/>
          </chart:series>
          <chart:series chart:style-name="ch10" chart:values-cell-range-address="data.M2:data.M17" chart:label-cell-address="data.M1:data.M1" chart:class="chart:bar">
            <chart:data-point chart:repeated="16"/>
          </chart:series>
          <chart:series chart:style-name="ch11" chart:values-cell-range-address="data.O2:data.O17" chart:label-cell-address="data.O1:data.O1" chart:class="chart:bar">
            <chart:data-point chart:style-name="ch12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3 triples</text:p>
                <draw:g>
                  <svg:desc>data.N1:data.N1</svg:desc>
                </draw:g>
              </table:table-cell>
              <table:table-cell office:value-type="string">
                <text:p>math: predicates</text:p>
                <draw:g>
                  <svg:desc>data.M1:data.M1</svg:desc>
                </draw:g>
              </table:table-cell>
              <table:table-cell office:value-type="string">
                <text:p>N3X triples</text:p>
                <draw:g>
                  <svg:desc>data.O1:data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N2:data.N17</svg:desc>
                </draw:g>
              </table:table-cell>
              <table:table-cell office:value-type="float" office:value="0.5">
                <text:p>0.5</text:p>
                <draw:g>
                  <svg:desc>data.M2:data.M17</svg:desc>
                </draw:g>
              </table:table-cell>
              <table:table-cell office:value-type="float" office:value="0.75">
                <text:p>0.75</text:p>
                <draw:g>
                  <svg:desc>data.O2:data.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71794871794872">
                <text:p>0.871794871794872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636363636363636">
                <text:p>0.636363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ChartHatch_20_1" draw:display-name="ChartHatch 1" draw:style="double" draw:color="#000000" draw:distance="0.076cm" draw:rotation="900"/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FAA3659C24F98C48.png" xlink:type="simple" xlink:show="embed" xlink:actuate="onLoad"/>
  </office:styles>
</office:document-styles>
</file>